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0210"/>
    </style:style>
    <style:style style:name="P2" style:family="paragraph" style:parent-style-name="Standard">
      <style:text-properties officeooo:paragraph-rsid="0015e474"/>
    </style:style>
    <style:style style:name="P3" style:family="paragraph" style:parent-style-name="Standard">
      <style:text-properties officeooo:paragraph-rsid="0016553a"/>
    </style:style>
    <style:style style:name="P4" style:family="paragraph" style:parent-style-name="Standard">
      <style:text-properties officeooo:paragraph-rsid="00171f55"/>
    </style:style>
    <style:style style:name="P5" style:family="paragraph" style:parent-style-name="Standard">
      <style:text-properties officeooo:paragraph-rsid="0017bf37"/>
    </style:style>
    <style:style style:name="P6" style:family="paragraph" style:parent-style-name="Standard">
      <style:text-properties officeooo:paragraph-rsid="0018b6e4"/>
    </style:style>
    <style:style style:name="P7" style:family="paragraph" style:parent-style-name="Standard" style:list-style-name="L1">
      <style:text-properties officeooo:paragraph-rsid="0018b6e4"/>
    </style:style>
    <style:style style:name="P8" style:family="paragraph" style:parent-style-name="Standard" style:list-style-name="L1">
      <style:text-properties officeooo:paragraph-rsid="0017bf37"/>
    </style:style>
    <style:style style:name="P9" style:family="paragraph" style:parent-style-name="Standard" style:list-style-name="L2">
      <style:text-properties officeooo:paragraph-rsid="0017bf37"/>
    </style:style>
    <style:style style:name="P10" style:family="paragraph" style:parent-style-name="Standard">
      <style:text-properties fo:color="#94006b" fo:font-weight="bold" officeooo:paragraph-rsid="00171f55" style:font-weight-asian="bold" style:font-weight-complex="bold"/>
    </style:style>
    <style:style style:name="P11" style:family="paragraph" style:parent-style-name="Standard">
      <style:text-properties fo:color="#94006b" fo:font-weight="bold" officeooo:paragraph-rsid="00140210" style:font-weight-asian="bold" style:font-weight-complex="bold"/>
    </style:style>
    <style:style style:name="P12" style:family="paragraph" style:parent-style-name="Standard">
      <style:text-properties fo:color="#94006b" fo:font-weight="bold" officeooo:paragraph-rsid="0017bf37" style:font-weight-asian="bold" style:font-weight-complex="bold"/>
    </style:style>
    <style:style style:name="P13" style:family="paragraph" style:parent-style-name="Standard">
      <style:text-properties officeooo:paragraph-rsid="0019d23e"/>
    </style:style>
    <style:style style:name="T1" style:family="text">
      <style:text-properties officeooo:rsid="00140210"/>
    </style:style>
    <style:style style:name="T2" style:family="text">
      <style:text-properties officeooo:rsid="0015e474"/>
    </style:style>
    <style:style style:name="T3" style:family="text">
      <style:text-properties officeooo:rsid="0016553a"/>
    </style:style>
    <style:style style:name="T4" style:family="text">
      <style:text-properties officeooo:rsid="00171f55"/>
    </style:style>
    <style:style style:name="T5" style:family="text">
      <style:text-properties officeooo:rsid="0017bf37"/>
    </style:style>
    <style:style style:name="T6" style:family="text">
      <style:text-properties officeooo:rsid="0018b6e4"/>
    </style:style>
    <style:style style:name="T7" style:family="text">
      <style:text-properties officeooo:rsid="0019d2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uvelle idee pourle cac </text:span></text:p>
      <text:p text:style-name="P1"><text:span text:style-name="T1"/></text:p>
      <text:p text:style-name="P1"><text:span text:style-name="T1">attention gros changements</text:span></text:p>
      <text:p text:style-name="P1"><text:span text:style-name="T1"/></text:p>
      <text:p text:style-name="P1"><text:span text:style-name="T1">tres globalise</text:span></text:p>
      <text:p text:style-name="P1"><text:span text:style-name="T1"/></text:p>
      <text:p text:style-name="P1"><text:span text:style-name="T1"/></text:p>
      <text:p text:style-name="P1"><text:span text:style-name="T1">on reprend le concept de <text:s/>« fusillade »</text:span></text:p>
      <text:p text:style-name="P1"><text:span text:style-name="T1"/></text:p>
      <text:p text:style-name="P1"><text:span text:style-name="T1">les mouvements de charge disparaissent complètement, lors des deplacement tout modèle qui est en contact socle à socle avec un modèle ennemi est « engagé » et ne peut plus bouger ce tour là.</text:span></text:p>
      <text:p text:style-name="P1"><text:span text:style-name="T1"/></text:p>
      <text:p text:style-name="P1"><text:span text:style-name="T1">Les unites se deplacent par phase decroissante mais dans l’ordre suivant unites en « déplacement », unites en « mouvement »,puis unites en « manoeuvre » ce qui permet aux unites les plus mobiles et les plus desavantagées pour le tir de verrouiller des unites enemies moins mobiles avec le systeme d’engagement cac</text:span></text:p>
      <text:p text:style-name="P1"><text:span text:style-name="T1"/></text:p>
      <text:p text:style-name="P1"><text:span text:style-name="T1">les cc des soldats sont un nombre base entre 0 et 3 selon leur performance en corps à corps</text:span></text:p>
      <text:p text:style-name="P1"><text:span text:style-name="T1"/></text:p>
      <text:p text:style-name="P1"><text:span text:style-name="T1">certaines armes se voient affublées de la note « fusillade »</text:span></text:p>
      <text:p text:style-name="P1"><text:span text:style-name="T1"/></text:p>
      <text:p text:style-name="P1"><text:span text:style-name="T1">des que 2 modèles enemis sont distant de moins de 12 pas se crée une zone de fusillade la fusillade est contagieuse, c’est a dire que tout mod</text:span><text:span text:style-name="T2">è</text:span><text:span text:style-name="T1">le situe a moins de 12 pas d’un modele ennemi impliqué dans une fusillade est lui meme impliqué dans la même fusillade et ainsi de suite.</text:span></text:p>
      <text:p text:style-name="P1"><text:span text:style-name="T1"/></text:p>
      <text:p text:style-name="P1"><text:span text:style-name="T1">On compte un score de fusillade de part et d’autre de la fusillade.</text:span></text:p>
      <text:p text:style-name="P1"><text:span text:style-name="T1"/></text:p>
      <text:p text:style-name="P1"><text:span text:style-name="T1">Chaque camp compte</text:span></text:p>
      <text:p text:style-name="P1"><text:span text:style-name="T1"/></text:p>
      <text:p text:style-name="P1"><text:span text:style-name="T1">la cc de chaque modèle en contact socle à socle avec l’ennemi + 1 s’il est </text:span><text:span text:style-name="T2">é</text:span><text:span text:style-name="T1">quipe arme de corps à corps.</text:span></text:p>
      <text:p text:style-name="P1"><text:span text:style-name="T1"/></text:p>
      <text:p text:style-name="P1"><text:span text:style-name="T1">2 points par soldat </text:span><text:span text:style-name="T2">valide non au cac </text:span><text:span text:style-name="T1">n’ayant pas tiré ce tour ci </text:span><text:span text:style-name="T2">é</text:span><text:span text:style-name="T1">quipé d’une arme de « fusillade »</text:span></text:p>
      <text:p text:style-name="P1"><text:span text:style-name="T1"/></text:p>
      <text:p text:style-name="P2"><text:span text:style-name="T1">1 point par soldat </text:span><text:span text:style-name="T2">valide non au cac </text:span><text:span text:style-name="T1">n’ayant pas tiré ce tour-ci </text:span><text:span text:style-name="T2">ne é</text:span><text:span text:style-name="T1">quipé d’une arme </text:span><text:span text:style-name="T2">sans</text:span><text:span text:style-name="T1"> « fusillade »</text:span></text:p>
      <text:p text:style-name="P2"><text:span text:style-name="T1"/></text:p>
      <text:p text:style-name="P3"><text:span text:style-name="T3">-1 par modèle ennemi en manœuvre non engagé au cac</text:span></text:p>
      <text:p text:style-name="P3"><text:span text:style-name="T1"/></text:p>
      <text:p text:style-name="P2"><text:span text:style-name="T1">modificateur</text:span></text:p>
      <text:p text:style-name="P2"><text:span text:style-name="T1"/></text:p>
      <text:p text:style-name="P2"><text:span text:style-name="T1">plus de points que l’adversaire </text:span><text:span text:style-name="T2">+1</text:span></text:p>
      <text:p text:style-name="P3"><text:span text:style-name="T3">50 % de points en plus +2</text:span></text:p>
      <text:p text:style-name="P2"><text:span text:style-name="T3">au moins </text:span><text:span text:style-name="T2">2 fois plus de points </text:span><text:span text:style-name="T3">+ 4 </text:span></text:p>
      <text:p text:style-name="P3"><text:span text:style-name="T3">au moins 3 fois plus de points +8</text:span></text:p>
      <text:p text:style-name="P2"><text:span text:style-name="T1"/></text:p>
      <text:p text:style-name="P2"><text:span text:style-name="T2">ensuite on compare le resultat de max 3D10 de chaque coté. </text:span><text:span text:style-name="T3">Additionne des modificateurs</text:span></text:p>
      <text:p text:style-name="P2"><text:span text:style-name="T3"/></text:p>
      <text:p text:style-name="P10"><text:span text:style-name="T3">si les resultats sont egaux +12 (-2,-1,0,+1,+2) status quo,</text:span></text:p>
      <text:p text:style-name="P4"><text:span text:style-name="T3"/></text:p>
      <text:p text:style-name="P4"><text:span text:style-name="T3"><text:s/>tous les modèles en cac font un jet d’initiative, en cas d’echec ils prennent une touche de l’arme de cac avec le mdf de svg le plus mortel à 2 pas autour d’eux </text:span><text:span text:style-name="T4">(0 en l’absence de telles armes)</text:span><text:span text:style-name="T3">.</text:span></text:p>
      <text:p text:style-name="P3"><text:soft-page-break/><text:span text:style-name="T3"/></text:p>
      <text:p text:style-name="P4"><text:span text:style-name="T3">Tous les modeles situe à 6 pas ou moins d’un ennemi font un jet d’ini et en cas d’echec subissent une touche modif de svg de l’arme </text:span><text:span text:style-name="T4">de fusillade </text:span><text:span text:style-name="T3">la plus pui</text:span><text:span text:style-name="T4">s</text:span><text:span text:style-name="T3">sante à 6 ps ou moins </text:span><text:span text:style-name="T4">(0 si pas d’arme de fusillade a moins de 6 pas)</text:span><text:span text:style-name="T3">.</text:span></text:p>
      <text:p text:style-name="P4"><text:span text:style-name="T3"/></text:p>
      <text:p text:style-name="P13"><text:span text:style-name="T7">Chacun des deux joueurs doit reussir un jet de cmmandement en utilisant le commandement du soldat/personnage valide avec le meilleur cmd impliqué dans la fusillade, </text:span></text:p>
      <text:p text:style-name="P13"><text:span text:style-name="T7"/></text:p>
      <text:p text:style-name="P13"><text:span text:style-name="T7">Si les deux camps reussissent leur jet de moral on en reste la</text:span></text:p>
      <text:p text:style-name="P13"><text:span text:style-name="T7">en cas de double echec les deux camps relancent, jusqu’a ce qu’au moins l’un deux reussisse un jet de moral.</text:span></text:p>
      <text:p text:style-name="P13"><text:span text:style-name="T7">mais si seul un camp rate ce camp peut effectuer un mouvement de retraite les soldats bougent de leur valeur de mvt (sauf les soldats non valides), a l’issu de ce mouvement </text:span><text:span text:style-name="T4">tout soldat precedemment implique dans la fusillade appartenant au perdant encore situe à moins de </text:span><text:span text:style-name="T7">6</text:span><text:span text:style-name="T4"> pas d ‘un ennemi valide ( meme un ennemi non implique dans la fusillade) subit une touche de mdsvg = 0 ( c est a dire que les soldats situes au cac ou à courte portee risque eventuellement une deuxieme touche.</text:span></text:p>
      <text:p text:style-name="P13"><text:span text:style-name="T4"/></text:p>
      <text:p text:style-name="P13"><text:span text:style-name="T7"/></text:p>
      <text:p text:style-name="P3"><text:span text:style-name="T3"/></text:p>
      <text:p text:style-name="P11"><text:span text:style-name="T1">Si un camp à </text:span><text:span text:style-name="T3">3,4,5 points de plus que l’adversaire, il est déclar</text:span><text:span text:style-name="T4">é</text:span><text:span text:style-name="T3"> camp victorieux</text:span></text:p>
      <text:p text:style-name="P1"><text:span text:style-name="T3"/></text:p>
      <text:p text:style-name="P4"><text:span text:style-name="T3">pour le perdant, tous les modèles situes au cac subissent une touche de l’arme la plus vicieuse située à moins de 2 pas, <text:s/></text:span></text:p>
      <text:p text:style-name="P4"><text:span text:style-name="T3">Tous les modèles situe à 6 pas ou moins d’un ennemi font un jet d’ini et en cas d’echec subissent une touche modif de svg de l’arme </text:span><text:span text:style-name="T4">de fusillade </text:span><text:span text:style-name="T3">la plus pui</text:span><text:span text:style-name="T4">s</text:span><text:span text:style-name="T3">sante à 6 ps ou moins </text:span><text:span text:style-name="T4">(0 si pas d’arme de fusillade a moins de 6 pas)</text:span><text:span text:style-name="T3">.</text:span></text:p>
      <text:p text:style-name="P3"><text:span text:style-name="T3"/></text:p>
      <text:p text:style-name="P3"><text:span text:style-name="T3">pour le gagnant <text:s text:c="2"/>tous les modèles situes au cac font un jet d’ini et en cas d’echec subissent une touche de md svg = 0 pour le gagnant Tous les modeles situe à 6 pas ou moins d’un ennemi font un jet d’ini et en cas d’echec subissent une touche modif de svg = 0</text:span></text:p>
      <text:p text:style-name="P3"><text:span text:style-name="T3"/></text:p>
      <text:p text:style-name="P3"><text:span text:style-name="T3">ensuite le perdant peut bouger tous les modeles situes à moins de </text:span><text:span text:style-name="T5">12</text:span><text:span text:style-name="T3"> pas de l’ennemi y compris ceux au cac de leur valeur de mouv</text:span><text:span text:style-name="T4">e</text:span><text:span text:style-name="T3">ment</text:span><text:span text:style-name="T4"> ( sauf evidemment ceux qui sont bloques ou au tapis) </text:span></text:p>
      <text:p text:style-name="P3"><text:span text:style-name="T4"><text:s/>a la fin de ce mouvement tout soldat precedemment implique dans la fusillade appartenant au perdant encore situe à moins de 12 pas d ‘un ennemi valide ( meme un ennemi non implique dans la fusillade) subit une touche de mdsvg = 0 ( c est a dire que les soldats situes au cac ou à courte portee risque eventuellement une deuxieme touche.</text:span></text:p>
      <text:p text:style-name="P3"><text:span text:style-name="T4"/></text:p>
      <text:p text:style-name="P10"><text:span text:style-name="T1">Si un camp à </text:span><text:span text:style-name="T4">6,7 ou 8 points</text:span><text:span text:style-name="T3"> points de plus que l’adversaire, il est déclar</text:span><text:span text:style-name="T4">é</text:span><text:span text:style-name="T3"> camp victorieux</text:span></text:p>
      <text:p text:style-name="P4"><text:span text:style-name="T3"/></text:p>
      <text:p text:style-name="P4"><text:span text:style-name="T3">pour le perdant, tous les modèles situes au cac subissent une touche de l’arme la plus vicieuse située à moins de 2 pas, <text:s/></text:span></text:p>
      <text:p text:style-name="P4"><text:span text:style-name="T3">Tous les modèles situ</text:span><text:span text:style-name="T4">és</text:span><text:span text:style-name="T3"> à 6 pas ou moins d’un ennemi subissent une touche modif de svg de l’arme </text:span><text:span text:style-name="T4">de fusillade </text:span><text:span text:style-name="T3">la plus pui</text:span><text:span text:style-name="T4">s</text:span><text:span text:style-name="T3">sante à 6 ps ou moins </text:span><text:span text:style-name="T4">(0 si pas d’arme de fusillade a moins de 6 pas)</text:span><text:span text:style-name="T3">.</text:span></text:p>
      <text:p text:style-name="P4"><text:span text:style-name="T3">Tous les modèles situe à </text:span><text:span text:style-name="T5">12</text:span><text:span text:style-name="T3"> pas ou moins d’un ennemi font un jet d’ini et en cas d’echec subissent une touche modif de svg de l’arme </text:span><text:span text:style-name="T4">de fusillade </text:span><text:span text:style-name="T3">la plus pui</text:span><text:span text:style-name="T4">s</text:span><text:span text:style-name="T3">sante à 6 ps ou moins </text:span><text:span text:style-name="T4">(0 si pas d’arme de fusillade a moins de 6 pas)</text:span><text:span text:style-name="T3">.</text:span></text:p>
      <text:p text:style-name="P4"><text:span text:style-name="T3"/></text:p>
      <text:p text:style-name="P4"><text:span text:style-name="T3">pour le gagnant <text:s text:c="2"/>tous les modèles situes au cac font un jet d’ini et en cas d’echec subissent une touche de md svg = 0 pour le gagnant Tous les modeles situe à 6 pas ou moins d’un ennemi font un jet d’ini </text:span><text:span text:style-name="T5">(avec 2</text:span><text:span text:style-name="T6">Dés</text:span><text:span text:style-name="T5"> gardant le meilleur)</text:span><text:span text:style-name="T3"> et en cas d’echec subissent une touche modif de svg = 0</text:span></text:p>
      <text:p text:style-name="P4"><text:soft-page-break/><text:span text:style-name="T3"/></text:p>
      <text:p text:style-name="P6"><text:span text:style-name="T3">ensuite le perdant peut bouger tous les modeles </text:span><text:span text:style-name="T4">( sauf evidemment ceux qui sont bloques ou au tapis) <text:s/></text:span><text:span text:style-name="T3">situes à moins de </text:span><text:span text:style-name="T5">12</text:span><text:span text:style-name="T3"> pas de l’ennemi y compris ceux au cac de leur valeur de mouv</text:span><text:span text:style-name="T4">e</text:span><text:span text:style-name="T3">ment</text:span><text:span text:style-name="T4"> </text:span></text:p>
      <text:p text:style-name="P5"><text:span text:style-name="T5">le gagnant peut consolider sa positione et deplacer tous ses modeles impliques dans la fusillade de 2 pas</text:span></text:p>
      <text:p text:style-name="P4"><text:span text:style-name="T4"/></text:p>
      <text:p text:style-name="P5"><text:span text:style-name="T4"><text:s/>a la fin de ce</text:span><text:span text:style-name="T5">s</text:span><text:span text:style-name="T4"> mouvement</text:span><text:span text:style-name="T5">s</text:span><text:span text:style-name="T4"> tout soldat precedemment implique dans la fusillade appartenant au perdant encore situe à moins de 12 pas d ‘un ennemi valide ( meme un ennemi non implique dans la fusillade) </text:span></text:p>
      <text:list xml:id="list881555227459896470" text:style-name="L2">
        <text:list-item>
          <text:p text:style-name="P9"><text:span text:style-name="T5">s’il est valide ou bloque </text:span>subit une touche de mdsvg <text:span text:style-name="T5">l’arme plus puissante situé à 12 pas ou moins</text:span><text:span text:style-name="T4"> ( c est a dire que les soldats situes au cac ou à courte portee risque eventuellement une deuxieme touche.</text:span></text:p>
        </text:list-item>
        <text:list-item>
          <text:p text:style-name="P9"><text:span text:style-name="T5">s’il est au tapis subit une blessure sans jet de sauvegarde</text:span></text:p>
          <text:p text:style-name="P9"><text:span text:style-name="T4"/></text:p>
        </text:list-item>
      </text:list>
      <text:p text:style-name="P12"><text:span text:style-name="T5">Si un camp à plus de de 9 points d’avance il est declare victorieux,</text:span></text:p>
      <text:p text:style-name="P5"><text:span text:style-name="T5"/></text:p>
      <text:p text:style-name="P5"><text:span text:style-name="T5">pour le perdant :</text:span></text:p>
      <text:p text:style-name="P5"><text:span text:style-name="T5"/></text:p>
      <text:p text:style-name="P6"><text:span text:style-name="T3">tous les modèles situes au cac </text:span><text:span text:style-name="T5">sont tues, </text:span></text:p>
      <text:p text:style-name="P6"><text:span text:style-name="T5">tous les modeles situes à </text:span><text:span text:style-name="T6">6</text:span><text:span text:style-name="T5"> ps ou moins de l’ennemi subissent une touche de l’arme la plus vicieuse situé à moins de 12 pas.</text:span></text:p>
      <text:p text:style-name="P5"><text:span text:style-name="T5">tous les modeles situes à 12 ps ou moins de l’ennemi subissent une touche de l’arme la plus vicieuse situé à moins de 12 pas.</text:span></text:p>
      <text:p text:style-name="P5"><text:span text:style-name="T5"/></text:p>
      <text:p text:style-name="P6"><text:span text:style-name="T6">Pour le gagnant <text:s/></text:span><text:span text:style-name="T3">tous les modèles situes au cac font un jet d’ini </text:span><text:span text:style-name="T6">( avec 2 d gardant le meilleur)</text:span><text:span text:style-name="T3"> et en cas d’echec subissent une touche de md svg = 0</text:span></text:p>
      <text:p text:style-name="P5"><text:span text:style-name="T5"/></text:p>
      <text:p text:style-name="P6"><text:span text:style-name="T3">ensuite le perdant peut bouger tous les modeles </text:span><text:span text:style-name="T4">( sauf evidemment ceux qui sont bloques ou au tapis) <text:s/></text:span><text:span text:style-name="T3">situes à moins de </text:span><text:span text:style-name="T5">12</text:span><text:span text:style-name="T3"> pas de l’ennemi y compris ceux au cac de leur valeur de mouv</text:span><text:span text:style-name="T4">e</text:span><text:span text:style-name="T3">ment</text:span><text:span text:style-name="T4"> </text:span></text:p>
      <text:p text:style-name="P5"><text:span text:style-name="T5">le gagnant peut consolider sa position et deplacer tous ses modeles impliques dans la fusillade de 4 pas</text:span></text:p>
      <text:p text:style-name="P5"><text:span text:style-name="T5"/></text:p>
      <text:p text:style-name="P6"><text:span text:style-name="T4">a la fin de ce</text:span><text:span text:style-name="T5">s</text:span><text:span text:style-name="T4"> mouvement</text:span><text:span text:style-name="T5">s</text:span><text:span text:style-name="T4"> </text:span></text:p>
      <text:p text:style-name="P6"><text:span text:style-name="T4">tout soldat precedemment implique dans la fusillade appartenant au perdant </text:span><text:span text:style-name="T6">de nouveau en contact avec un adversaire victorieux est tué</text:span></text:p>
      <text:p text:style-name="P6"><text:span text:style-name="T6"/></text:p>
      <text:p text:style-name="P6"><text:span text:style-name="T4">tout soldat precedemment implique dans la fusillade appartenant au perdant encore situ</text:span><text:span text:style-name="T6">é</text:span><text:span text:style-name="T4"> à moins de 12 pas d ‘un ennemi valide ( meme un ennemi non implique dans la fusillade) </text:span></text:p>
      <text:list xml:id="list3395463972880434296" text:style-name="L1">
        <text:list-item>
          <text:p text:style-name="P7"><text:span text:style-name="T5">s’il est valide <text:s/></text:span>subit une touche de mdsvg <text:span text:style-name="T5">l’arme plus puissante situé à 12 pas ou moins</text:span><text:span text:style-name="T4"> ( c est a dire que les soldats situes au cac ou à courte portee risque eventuellement une deuxieme touche.</text:span></text:p>
        </text:list-item>
        <text:list-item>
          <text:p text:style-name="P7"><text:span text:style-name="T6">s’il est bloque subit une blessure automatique</text:span></text:p>
        </text:list-item>
        <text:list-item>
          <text:p text:style-name="P7"><text:span text:style-name="T5">s’il est au tapis s</text:span><text:span text:style-name="T6">il est retire du jeu</text:span></text:p>
          <text:p text:style-name="P8"><text:span text:style-name="T5"/></text:p>
        </text:list-item>
      </text:list>
      <text:p text:style-name="P5"><text:span text:style-name="T5"/></text:p>
      <text:p text:style-name="P6"><text:span text:style-name="T6">IMPORTANT : lors de l’attribution des touches un camp ne peut pas occasionner chez l’adversaire plus de touches que la valeur de son score de fusillade les blessure automatiques meme effectuees à l’encontre de soldats bloques ou au tapis sont également comptabilisées, lorsque les touches sont soumises à un test d’initiative, seules les test d’iniative rates donnant lieu à une touches sont comptabilisés.</text:span></text:p>
      <text:p text:style-name="P6"><text:span text:style-name="T6"/></text:p>
      <text:p text:style-name="P6"><text:span text:style-name="T6">Ca dire si un camp avait un score de fusillade de 15 <text:s/>donnant lieu a une victoire par +4</text:span></text:p>
      <text:p text:style-name="P6"><text:soft-page-break/><text:span text:style-name="T6"/></text:p>
      <text:p text:style-name="P6"><text:span text:style-name="T6">et que son adversaire a 4 soldats au cac </text:span></text:p>
      <text:p text:style-name="P6"><text:span text:style-name="T6">4 touches sont attribuees ici ( 1 pour chacun) reste 15-4 = 11 et les soldats font leur jet de sauvegarde etc...</text:span></text:p>
      <text:p text:style-name="P6"><text:span text:style-name="T6">6 soldats etaient situe a moins de 6 pas 4 reussisent leur jet d’initiative donc 2 touches sont attribuees reste 11-2 = 9 ces deux soldats font leur jet de sauvegarde etc...</text:span></text:p>
      <text:p text:style-name="P13"><text:span text:style-name="T6">le perdant confiant dans les armures de ses soldats decide de ne pas lacher de terrain et ne bouge aucun de ses soldats pour la retraite il reste a ce moment la 13 soldats impliques dans la fusillade à moins de 12 ps de l’ennemi </text:span><text:span text:style-name="T7">dont 3 sont encore au corps à corps et 10 sont seulement à moins de 12ps </text:span><text:span text:style-name="T6">le perdant </text:span><text:span text:style-name="T7">attribue 3 touches encoreà ces 3 soldats qui sont au cac la 9 -3 = 6</text:span></text:p>
      <text:p text:style-name="P13"><text:span text:style-name="T7">puis </text:span><text:span text:style-name="T6">choisi </text:span><text:span text:style-name="T7">6</text:span><text:span text:style-name="T6"> soldats parmi </text:span><text:span text:style-name="T7">l</text:span><text:span text:style-name="T6">es </text:span><text:span text:style-name="T7">10 à moins de 12 ps mais non au cac</text:span><text:span text:style-name="T6"> à qui il attribue une touche.</text:span></text:p>
      <text:p text:style-name="P6"><text:span text:style-name="T6"/></text:p>
      <text:p text:style-name="P6"><text:span text:style-name="T6">Il est donc primordial de resoudre l’attribution des </text:span><text:span text:style-name="T7">touches</text:span><text:span text:style-name="T6"> dans l’ordre indiqué</text:span></text:p>
      <text:p text:style-name="P6"><text:span text:style-name="T6"/></text:p>
      <text:p text:style-name="P6"><text:span text:style-name="T6">personnage au cac &gt; personnages à moins de 6 pas </text:span><text:span text:style-name="T7">&gt; personnages à moins de 12 pas &gt; personnage au cac après la retraite, personnages à moins de 12 pas apres la retraite</text:span></text:p>
      <text:p text:style-name="P5"><text:span text:style-name="T5"/></text:p>
      <text:p text:style-name="P3"><text:span text:style-name="T4"/></text:p>
      <text:p text:style-name="P3"><text:span text:style-name="T3"/></text:p>
      <text:p text:style-name="P3"><text:span text:style-name="T3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4T03:04:21.02</meta:creation-date>
    <dc:date>2013-12-14T05:18:54.80</dc:date>
    <meta:editing-duration>PT9M17S</meta:editing-duration>
    <meta:editing-cycles>1</meta:editing-cycles>
    <meta:document-statistic meta:table-count="0" meta:image-count="0" meta:object-count="0" meta:page-count="4" meta:paragraph-count="69" meta:word-count="1703" meta:character-count="8898" meta:non-whitespace-character-count="7241"/>
    <meta:generator>LibreOffice/4.0.5.2$Windows_x86 LibreOffice_project/5464147a081647a250913f19c0715bca595af2f</meta:generator>
  </office:meta>
</office:document-meta>
</file>